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929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7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01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td 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%full model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Time Savings %</text:p>
          </table:table-cell>
          <table:table-cell office:value-type="string" calcext:value-type="string">
            <text:p>Cost sav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LAO</text:p>
          </table:table-cell>
          <table:table-cell office:value-type="float" office:value="89.47" calcext:value-type="float">
            <text:p>89.47</text:p>
          </table:table-cell>
          <table:table-cell office:value-type="float" office:value="86.34" calcext:value-type="float">
            <text:p>86.34</text:p>
          </table:table-cell>
          <table:table-cell office:value-type="float" office:value="24.01" calcext:value-type="float">
            <text:p>24.01</text:p>
          </table:table-cell>
          <table:table-cell table:formula="of:=[.E2]/10" office:value-type="float" office:value="2.401" calcext:value-type="float">
            <text:p>2.401</text:p>
          </table:table-cell>
          <table:table-cell office:value-type="float" office:value="0.856" calcext:value-type="float">
            <text:p>0.856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DET (MLOD)</text:p>
          </table:table-cell>
          <table:table-cell office:value-type="float" office:value="20" calcext:value-type="float">
            <text:p>20</text:p>
          </table:table-cell>
          <table:table-cell office:value-type="float" office:value="152.41" calcext:value-type="float">
            <text:p>152.41</text:p>
          </table:table-cell>
          <table:table-cell office:value-type="float" office:value="75.26" calcext:value-type="float">
            <text:p>75.26</text:p>
          </table:table-cell>
          <table:table-cell table:formula="of:=[.E3]/10" office:value-type="float" office:value="7.526" calcext:value-type="float">
            <text:p>7.526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3])/[.G2]*100" office:value-type="float" office:value="74.2990654205608" calcext:value-type="float">
            <text:p>74.2990654206</text:p>
          </table:table-cell>
          <table:table-cell table:formula="of:=([.D3]-[.D2])/[.D2]*100" office:value-type="float" office:value="76.5230484132499" calcext:value-type="float">
            <text:p>76.52304841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ALLD</text:p>
          </table:table-cell>
          <table:table-cell office:value-type="float" office:value="20" calcext:value-type="float">
            <text:p>20</text:p>
          </table:table-cell>
          <table:table-cell office:value-type="float" office:value="104.9" calcext:value-type="float">
            <text:p>104.9</text:p>
          </table:table-cell>
          <table:table-cell office:value-type="float" office:value="43.61" calcext:value-type="float">
            <text:p>43.61</text:p>
          </table:table-cell>
          <table:table-cell table:formula="of:=[.E4]/10" office:value-type="float" office:value="4.361" calcext:value-type="float">
            <text:p>4.361</text:p>
          </table:table-cell>
          <table:table-cell office:value-type="float" office:value="0.21" calcext:value-type="float">
            <text:p>0.21</text:p>
          </table:table-cell>
          <table:table-cell table:number-columns-repeated="3"/>
          <table:table-cell table:formula="of:=([.G2]-[.G4])/[.G2]*100" office:value-type="float" office:value="75.4672897196262" calcext:value-type="float">
            <text:p>75.4672897196</text:p>
          </table:table-cell>
          <table:table-cell table:formula="of:=([.D4]-[.D2])/[.D2]*100" office:value-type="float" office:value="21.4964095436646" calcext:value-type="float">
            <text:p>21.49640954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01RM</text:p>
          </table:table-cell>
          <table:table-cell office:value-type="float" office:value="54.749" calcext:value-type="float">
            <text:p>54.749</text:p>
          </table:table-cell>
          <table:table-cell office:value-type="float" office:value="92.48" calcext:value-type="float">
            <text:p>92.48</text:p>
          </table:table-cell>
          <table:table-cell office:value-type="float" office:value="25.62" calcext:value-type="float">
            <text:p>25.62</text:p>
          </table:table-cell>
          <table:table-cell table:formula="of:=[.E5]/10" office:value-type="float" office:value="2.562" calcext:value-type="float">
            <text:p>2.562</text:p>
          </table:table-cell>
          <table:table-cell office:value-type="float" office:value="0.61" calcext:value-type="float">
            <text:p>0.61</text:p>
          </table:table-cell>
          <table:table-cell office:value-type="float" office:value="37.414" calcext:value-type="float">
            <text:p>37.414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5])/[.G2]*100" office:value-type="float" office:value="28.7383177570093" calcext:value-type="float">
            <text:p>28.738317757</text:p>
          </table:table-cell>
          <table:table-cell table:formula="of:=([.D5]-[.D2])/[.D2]*100" office:value-type="float" office:value="7.11141996757007" calcext:value-type="float">
            <text:p>7.11141996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ACARM</text:p>
          </table:table-cell>
          <table:table-cell office:value-type="float" office:value="57.749" calcext:value-type="float">
            <text:p>57.749</text:p>
          </table:table-cell>
          <table:table-cell office:value-type="float" office:value="93.22" calcext:value-type="float">
            <text:p>93.22</text:p>
          </table:table-cell>
          <table:table-cell office:value-type="float" office:value="23.87" calcext:value-type="float">
            <text:p>23.87</text:p>
          </table:table-cell>
          <table:table-cell table:formula="of:=[.E6]/10" office:value-type="float" office:value="2.387" calcext:value-type="float">
            <text:p>2.387</text:p>
          </table:table-cell>
          <table:table-cell office:value-type="float" office:value="0.69" calcext:value-type="float">
            <text:p>0.69</text:p>
          </table:table-cell>
          <table:table-cell office:value-type="float" office:value="37.414" calcext:value-type="float">
            <text:p>37.414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6])/[.G2]*100" office:value-type="float" office:value="19.392523364486" calcext:value-type="float">
            <text:p>19.3925233645</text:p>
          </table:table-cell>
          <table:table-cell table:formula="of:=([.D6]-[.D2])/[.D2]*100" office:value-type="float" office:value="7.968496641186" calcext:value-type="float">
            <text:p>7.96849664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FLARES-0</text:p>
          </table:table-cell>
          <table:table-cell office:value-type="float" office:value="44.97" calcext:value-type="float">
            <text:p>44.97</text:p>
          </table:table-cell>
          <table:table-cell office:value-type="float" office:value="157.51" calcext:value-type="float">
            <text:p>157.51</text:p>
          </table:table-cell>
          <table:table-cell office:value-type="float" office:value="78.69" calcext:value-type="float">
            <text:p>78.69</text:p>
          </table:table-cell>
          <table:table-cell table:formula="of:=[.E7]/10" office:value-type="float" office:value="7.869" calcext:value-type="float">
            <text:p>7.869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table:formula="of:=([.G2]-[.G7])/[.G2]*100" office:value-type="float" office:value="61.4485981308411" calcext:value-type="float">
            <text:p>61.4485981308</text:p>
          </table:table-cell>
          <table:table-cell table:formula="of:=([.D7]-[.D2])/[.D2]*100" office:value-type="float" office:value="82.4299281908733" calcext:value-type="float">
            <text:p>82.42992819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FLARES-1</text:p>
          </table:table-cell>
          <table:table-cell office:value-type="float" office:value="87.87" calcext:value-type="float">
            <text:p>87.87</text:p>
          </table:table-cell>
          <table:table-cell office:value-type="float" office:value="93.7" calcext:value-type="float">
            <text:p>93.7</text:p>
          </table:table-cell>
          <table:table-cell office:value-type="float" office:value="26.84" calcext:value-type="float">
            <text:p>26.84</text:p>
          </table:table-cell>
          <table:table-cell table:formula="of:=[.E8]/10" office:value-type="float" office:value="2.684" calcext:value-type="float">
            <text:p>2.684</text:p>
          </table:table-cell>
          <table:table-cell office:value-type="float" office:value="0.46" calcext:value-type="float">
            <text:p>0.4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([.D8]-[.D2])/[.D2]*100" office:value-type="float" office:value="8.52443826731526" calcext:value-type="float">
            <text:p>8.524438267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LAO</text:p>
          </table:table-cell>
          <table:table-cell office:value-type="float" office:value="178.208" calcext:value-type="float">
            <text:p>178.208</text:p>
          </table:table-cell>
          <table:table-cell office:value-type="float" office:value="176.2" calcext:value-type="float">
            <text:p>176.2</text:p>
          </table:table-cell>
          <table:table-cell office:value-type="float" office:value="39.98" calcext:value-type="float">
            <text:p>39.98</text:p>
          </table:table-cell>
          <table:table-cell table:formula="of:=[.E10]/10" office:value-type="float" office:value="3.998" calcext:value-type="float">
            <text:p>3.998</text:p>
          </table:table-cell>
          <table:table-cell office:value-type="float" office:value="7.028" calcext:value-type="float">
            <text:p>7.028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DET (MLOD)</text:p>
          </table:table-cell>
          <table:table-cell office:value-type="float" office:value="40" calcext:value-type="float">
            <text:p>40</text:p>
          </table:table-cell>
          <table:table-cell office:value-type="float" office:value="287.81" calcext:value-type="float">
            <text:p>287.81</text:p>
          </table:table-cell>
          <table:table-cell office:value-type="float" office:value="90.178" calcext:value-type="float">
            <text:p>90.178</text:p>
          </table:table-cell>
          <table:table-cell table:formula="of:=[.E11]/10" office:value-type="float" office:value="9.0178" calcext:value-type="float">
            <text:p>9.0178</text:p>
          </table:table-cell>
          <table:table-cell office:value-type="float" office:value="5.217" calcext:value-type="float">
            <text:p>5.217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0]-[.G11])/[.G10]*100" office:value-type="float" office:value="25.7683551508253" calcext:value-type="float">
            <text:p>25.7683551508</text:p>
          </table:table-cell>
          <table:table-cell table:formula="of:=([.D11]-[.D10])/[.D10]*100" office:value-type="float" office:value="63.3427922814983" calcext:value-type="float">
            <text:p>63.34279228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ALLD</text:p>
          </table:table-cell>
          <table:table-cell office:value-type="float" office:value="40" calcext:value-type="float">
            <text:p>40</text:p>
          </table:table-cell>
          <table:table-cell office:value-type="float" office:value="227.26" calcext:value-type="float">
            <text:p>227.26</text:p>
          </table:table-cell>
          <table:table-cell office:value-type="float" office:value="43.18" calcext:value-type="float">
            <text:p>43.18</text:p>
          </table:table-cell>
          <table:table-cell table:formula="of:=[.E12]/10" office:value-type="float" office:value="4.318" calcext:value-type="float">
            <text:p>4.318</text:p>
          </table:table-cell>
          <table:table-cell office:value-type="float" office:value="4.75" calcext:value-type="float">
            <text:p>4.75</text:p>
          </table:table-cell>
          <table:table-cell table:number-columns-repeated="3"/>
          <table:table-cell table:formula="of:=([.G10]-[.G12])/[.G10]*100" office:value-type="float" office:value="32.4132043255549" calcext:value-type="float">
            <text:p>32.4132043256</text:p>
          </table:table-cell>
          <table:table-cell table:formula="of:=([.D12]-[.D10])/[.D10]*100" office:value-type="float" office:value="28.9784335981839" calcext:value-type="float">
            <text:p>28.97843359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01RM</text:p>
          </table:table-cell>
          <table:table-cell office:value-type="float" office:value="110.709" calcext:value-type="float">
            <text:p>110.709</text:p>
          </table:table-cell>
          <table:table-cell office:value-type="float" office:value="182.6" calcext:value-type="float">
            <text:p>182.6</text:p>
          </table:table-cell>
          <table:table-cell office:value-type="float" office:value="38.26" calcext:value-type="float">
            <text:p>38.26</text:p>
          </table:table-cell>
          <table:table-cell table:formula="of:=[.E13]/10" office:value-type="float" office:value="3.826" calcext:value-type="float">
            <text:p>3.826</text:p>
          </table:table-cell>
          <table:table-cell office:value-type="float" office:value="3.42" calcext:value-type="float">
            <text:p>3.42</text:p>
          </table:table-cell>
          <table:table-cell office:value-type="float" office:value="37.478" calcext:value-type="float">
            <text:p>37.478</text:p>
          </table:table-cell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0]-[.G13])/[.G10]*100" office:value-type="float" office:value="51.3375071143995" calcext:value-type="float">
            <text:p>51.3375071144</text:p>
          </table:table-cell>
          <table:table-cell table:formula="of:=([.D13]-[.D10])/[.D10]*100" office:value-type="float" office:value="3.6322360953462" calcext:value-type="float">
            <text:p>3.63223609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ACARM</text:p>
          </table:table-cell>
          <table:table-cell office:value-type="float" office:value="122.65" calcext:value-type="float">
            <text:p>122.65</text:p>
          </table:table-cell>
          <table:table-cell office:value-type="float" office:value="190.3" calcext:value-type="float">
            <text:p>190.3</text:p>
          </table:table-cell>
          <table:table-cell office:value-type="float" office:value="32.18" calcext:value-type="float">
            <text:p>32.18</text:p>
          </table:table-cell>
          <table:table-cell table:formula="of:=[.E14]/10" office:value-type="float" office:value="3.218" calcext:value-type="float">
            <text:p>3.218</text:p>
          </table:table-cell>
          <table:table-cell office:value-type="float" office:value="2.64" calcext:value-type="float">
            <text:p>2.64</text:p>
          </table:table-cell>
          <table:table-cell office:value-type="float" office:value="37.478" calcext:value-type="float">
            <text:p>37.478</text:p>
          </table:table-cell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0]-[.G14])/[.G10]*100" office:value-type="float" office:value="62.4359704040979" calcext:value-type="float">
            <text:p>62.4359704041</text:p>
          </table:table-cell>
          <table:table-cell table:formula="of:=([.D14]-[.D10])/[.D10]*100" office:value-type="float" office:value="8.00227014755961" calcext:value-type="float">
            <text:p>8.00227014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FLARES-0</text:p>
          </table:table-cell>
          <table:table-cell office:value-type="float" office:value="60.24" calcext:value-type="float">
            <text:p>60.24</text:p>
          </table:table-cell>
          <table:table-cell office:value-type="float" office:value="372.62" calcext:value-type="float">
            <text:p>372.62</text:p>
          </table:table-cell>
          <table:table-cell office:value-type="float" office:value="106.11" calcext:value-type="float">
            <text:p>106.11</text:p>
          </table:table-cell>
          <table:table-cell table:formula="of:=[.E15]/10" office:value-type="float" office:value="10.611" calcext:value-type="float">
            <text:p>10.611</text:p>
          </table:table-cell>
          <table:table-cell office:value-type="float" office:value="2.05" calcext:value-type="float">
            <text:p>2.05</text:p>
          </table:table-cell>
          <table:table-cell table:number-columns-repeated="3"/>
          <table:table-cell table:formula="of:=([.G10]-[.G15])/[.G10]*100" office:value-type="float" office:value="70.8309618668184" calcext:value-type="float">
            <text:p>70.8309618668</text:p>
          </table:table-cell>
          <table:table-cell table:formula="of:=([.D15]-[.D10])/[.D10]*100" office:value-type="float" office:value="111.475595913734" calcext:value-type="float">
            <text:p>111.4755959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FLARES-1</text:p>
          </table:table-cell>
          <table:table-cell office:value-type="float" office:value="174.97" calcext:value-type="float">
            <text:p>174.97</text:p>
          </table:table-cell>
          <table:table-cell office:value-type="float" office:value="198.6" calcext:value-type="float">
            <text:p>198.6</text:p>
          </table:table-cell>
          <table:table-cell office:value-type="float" office:value="42.37" calcext:value-type="float">
            <text:p>42.37</text:p>
          </table:table-cell>
          <table:table-cell table:formula="of:=[.E16]/10" office:value-type="float" office:value="4.237" calcext:value-type="float">
            <text:p>4.237</text:p>
          </table:table-cell>
          <table:table-cell office:value-type="float" office:value="3.12" calcext:value-type="float">
            <text:p>3.12</text:p>
          </table:table-cell>
          <table:table-cell table:number-columns-repeated="3"/>
          <table:table-cell table:formula="of:=([.G10]-[.G16])/[.G10] * 100" office:value-type="float" office:value="55.6061468412066" calcext:value-type="float">
            <text:p>55.6061468412</text:p>
          </table:table-cell>
          <table:table-cell table:formula="of:=([.D16]-[.D10])/[.D10]*100" office:value-type="float" office:value="12.7128263337117" calcext:value-type="float">
            <text:p>12.712826333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LAO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47.83" calcext:value-type="float">
            <text:p>347.83</text:p>
          </table:table-cell>
          <table:table-cell office:value-type="float" office:value="52.73" calcext:value-type="float">
            <text:p>52.73</text:p>
          </table:table-cell>
          <table:table-cell table:formula="of:=[.E18]/10" office:value-type="float" office:value="5.273" calcext:value-type="float">
            <text:p>5.273</text:p>
          </table:table-cell>
          <table:table-cell office:value-type="float" office:value="77.832" calcext:value-type="float">
            <text:p>77.832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DET (MLOD)</text:p>
          </table:table-cell>
          <table:table-cell office:value-type="float" office:value="80" calcext:value-type="float">
            <text:p>80</text:p>
          </table:table-cell>
          <table:table-cell office:value-type="float" office:value="484.14" calcext:value-type="float">
            <text:p>484.14</text:p>
          </table:table-cell>
          <table:table-cell office:value-type="float" office:value="37.79" calcext:value-type="float">
            <text:p>37.79</text:p>
          </table:table-cell>
          <table:table-cell table:formula="of:=[.E19]/10" office:value-type="float" office:value="3.779" calcext:value-type="float">
            <text:p>3.779</text:p>
          </table:table-cell>
          <table:table-cell office:value-type="float" office:value="56.16" calcext:value-type="float">
            <text:p>56.16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18]-[.G19])/[.G18]*100" office:value-type="float" office:value="27.8445883441258" calcext:value-type="float">
            <text:p>27.8445883441</text:p>
          </table:table-cell>
          <table:table-cell table:formula="of:=([.D19]-[.D18])/[.D18]*100" office:value-type="float" office:value="39.1886841273036" calcext:value-type="float">
            <text:p>39.18868412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ALLD</text:p>
          </table:table-cell>
          <table:table-cell office:value-type="float" office:value="80" calcext:value-type="float">
            <text:p>80</text:p>
          </table:table-cell>
          <table:table-cell office:value-type="float" office:value="460.08" calcext:value-type="float">
            <text:p>460.08</text:p>
          </table:table-cell>
          <table:table-cell office:value-type="float" office:value="47.96" calcext:value-type="float">
            <text:p>47.96</text:p>
          </table:table-cell>
          <table:table-cell table:formula="of:=[.E20]/10" office:value-type="float" office:value="4.796" calcext:value-type="float">
            <text:p>4.796</text:p>
          </table:table-cell>
          <table:table-cell office:value-type="float" office:value="65.32" calcext:value-type="float">
            <text:p>65.32</text:p>
          </table:table-cell>
          <table:table-cell table:number-columns-repeated="3"/>
          <table:table-cell table:formula="of:=([.G18]-[.G20])/[.G18]*100" office:value-type="float" office:value="16.0756501182033" calcext:value-type="float">
            <text:p>16.0756501182</text:p>
          </table:table-cell>
          <table:table-cell table:formula="of:=([.D20]-[.D18])/[.D18]*100" office:value-type="float" office:value="32.2715119454906" calcext:value-type="float">
            <text:p>32.27151194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01RM</text:p>
          </table:table-cell>
          <table:table-cell office:value-type="float" office:value="222.152" calcext:value-type="float">
            <text:p>222.152</text:p>
          </table:table-cell>
          <table:table-cell office:value-type="float" office:value="340.82" calcext:value-type="float">
            <text:p>340.82</text:p>
          </table:table-cell>
          <table:table-cell office:value-type="float" office:value="72.16" calcext:value-type="float">
            <text:p>72.16</text:p>
          </table:table-cell>
          <table:table-cell table:formula="of:=[.E21]/10" office:value-type="float" office:value="7.216" calcext:value-type="float">
            <text:p>7.216</text:p>
          </table:table-cell>
          <table:table-cell office:value-type="float" office:value="52.11" calcext:value-type="float">
            <text:p>52.11</text:p>
          </table:table-cell>
          <table:table-cell office:value-type="float" office:value="37.4946" calcext:value-type="float">
            <text:p>37.4946</text:p>
          </table:table-cell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18]-[.G21])/[.G18]*100" office:value-type="float" office:value="33.0481036077706" calcext:value-type="float">
            <text:p>33.0481036078</text:p>
          </table:table-cell>
          <table:table-cell table:formula="of:=([.D21]-[.D18])/[.D18]*100" office:value-type="float" office:value="-2.01535232728632" calcext:value-type="float">
            <text:p>-2.01535232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ACARM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38.07" calcext:value-type="float">
            <text:p>338.07</text:p>
          </table:table-cell>
          <table:table-cell office:value-type="float" office:value="52.24" calcext:value-type="float">
            <text:p>52.24</text:p>
          </table:table-cell>
          <table:table-cell table:formula="of:=[.E22]/10" office:value-type="float" office:value="5.224" calcext:value-type="float">
            <text:p>5.224</text:p>
          </table:table-cell>
          <table:table-cell office:value-type="float" office:value="56.91" calcext:value-type="float">
            <text:p>56.91</text:p>
          </table:table-cell>
          <table:table-cell office:value-type="float" office:value="37.4946" calcext:value-type="float">
            <text:p>37.4946</text:p>
          </table:table-cell>
          <table:table-cell table:number-columns-repeated="2"/>
          <table:table-cell table:formula="of:=([.G18]-[.G22])/[.G18]*100" office:value-type="float" office:value="26.8809744064138" calcext:value-type="float">
            <text:p>26.8809744064</text:p>
          </table:table-cell>
          <table:table-cell table:formula="of:=([.D22]-[.D21])/[.D21]*100" office:value-type="float" office:value="-0.806877530661346" calcext:value-type="float">
            <text:p>-0.80687753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FLARES-0</text:p>
          </table:table-cell>
          <table:table-cell office:value-type="float" office:value="102.67" calcext:value-type="float">
            <text:p>102.67</text:p>
          </table:table-cell>
          <table:table-cell office:value-type="float" office:value="496.67" calcext:value-type="float">
            <text:p>496.67</text:p>
          </table:table-cell>
          <table:table-cell office:value-type="float" office:value="15.76" calcext:value-type="float">
            <text:p>15.76</text:p>
          </table:table-cell>
          <table:table-cell table:formula="of:=[.E23]/10" office:value-type="float" office:value="1.576" calcext:value-type="float">
            <text:p>1.576</text:p>
          </table:table-cell>
          <table:table-cell office:value-type="float" office:value="47.15" calcext:value-type="float">
            <text:p>47.15</text:p>
          </table:table-cell>
          <table:table-cell table:number-columns-repeated="3"/>
          <table:table-cell table:formula="of:=([.G18]-[.G23])/[.G18]*100" office:value-type="float" office:value="39.4208037825059" calcext:value-type="float">
            <text:p>39.4208037825</text:p>
          </table:table-cell>
          <table:table-cell table:formula="of:=([.D23]-[.D18])/[.D18]*100" office:value-type="float" office:value="42.7910186010408" calcext:value-type="float">
            <text:p>42.7910186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FLARES-1</text:p>
          </table:table-cell>
          <table:table-cell office:value-type="float" office:value="348.24" calcext:value-type="float">
            <text:p>348.24</text:p>
          </table:table-cell>
          <table:table-cell office:value-type="float" office:value="365.32" calcext:value-type="float">
            <text:p>365.32</text:p>
          </table:table-cell>
          <table:table-cell office:value-type="float" office:value="57.29" calcext:value-type="float">
            <text:p>57.29</text:p>
          </table:table-cell>
          <table:table-cell table:formula="of:=[.E24]/10" office:value-type="float" office:value="5.729" calcext:value-type="float">
            <text:p>5.729</text:p>
          </table:table-cell>
          <table:table-cell office:value-type="float" office:value="60.48" calcext:value-type="float">
            <text:p>60.48</text:p>
          </table:table-cell>
          <table:table-cell table:number-columns-repeated="3"/>
          <table:table-cell table:formula="of:=([.G18]-[.G24])/[.G18]*100" office:value-type="float" office:value="22.2941720629047" calcext:value-type="float">
            <text:p>22.2941720629</text:p>
          </table:table-cell>
          <table:table-cell table:formula="of:=([.D24]-[.D18])/[.D18]*100" office:value-type="float" office:value="5.02831843141765" calcext:value-type="float">
            <text:p>5.028318431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LAO</text:p>
          </table:table-cell>
          <table:table-cell office:value-type="float" office:value="47.23" calcext:value-type="float">
            <text:p>47.23</text:p>
          </table:table-cell>
          <table:table-cell office:value-type="float" office:value="46.55" calcext:value-type="float">
            <text:p>46.55</text:p>
          </table:table-cell>
          <table:table-cell office:value-type="float" office:value="16.18" calcext:value-type="float">
            <text:p>16.18</text:p>
          </table:table-cell>
          <table:table-cell table:formula="of:=[.E26]/10" office:value-type="float" office:value="1.618" calcext:value-type="float">
            <text:p>1.618</text:p>
          </table:table-cell>
          <table:table-cell office:value-type="float" office:value="0.856" calcext:value-type="float">
            <text:p>0.856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DET (MLOD)</text:p>
          </table:table-cell>
          <table:table-cell office:value-type="float" office:value="11" calcext:value-type="float">
            <text:p>11</text:p>
          </table:table-cell>
          <table:table-cell office:value-type="float" office:value="88.08" calcext:value-type="float">
            <text:p>88.08</text:p>
          </table:table-cell>
          <table:table-cell office:value-type="float" office:value="56.08" calcext:value-type="float">
            <text:p>56.08</text:p>
          </table:table-cell>
          <table:table-cell table:formula="of:=[.E27]/10" office:value-type="float" office:value="5.608" calcext:value-type="float">
            <text:p>5.608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6]-[.G28])/[.G26]*100" office:value-type="float" office:value="75.4672897196262" calcext:value-type="float">
            <text:p>75.4672897196</text:p>
          </table:table-cell>
          <table:table-cell table:formula="of:=([.D27]-[.D26])/[.D26]*100" office:value-type="float" office:value="89.2158968850698" calcext:value-type="float">
            <text:p>89.21589688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ALLD</text:p>
          </table:table-cell>
          <table:table-cell office:value-type="float" office:value="11" calcext:value-type="float">
            <text:p>11</text:p>
          </table:table-cell>
          <table:table-cell office:value-type="float" office:value="51.5" calcext:value-type="float">
            <text:p>51.5</text:p>
          </table:table-cell>
          <table:table-cell office:value-type="float" office:value="20.95" calcext:value-type="float">
            <text:p>20.95</text:p>
          </table:table-cell>
          <table:table-cell table:formula="of:=[.E28]/10" office:value-type="float" office:value="2.095" calcext:value-type="float">
            <text:p>2.095</text:p>
          </table:table-cell>
          <table:table-cell office:value-type="float" office:value="0.21" calcext:value-type="float">
            <text:p>0.21</text:p>
          </table:table-cell>
          <table:table-cell table:number-columns-repeated="3"/>
          <table:table-cell table:formula="of:=([.G26]-[.G28])/[.G26]*100" office:value-type="float" office:value="75.4672897196262" calcext:value-type="float">
            <text:p>75.4672897196</text:p>
          </table:table-cell>
          <table:table-cell table:formula="of:=([.D28]-[.D26])/[.D26]*100" office:value-type="float" office:value="10.6337271750806" calcext:value-type="float">
            <text:p>10.63372717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01RM</text:p>
          </table:table-cell>
          <table:table-cell office:value-type="float" office:value="47.23" calcext:value-type="float">
            <text:p>47.23</text:p>
          </table:table-cell>
          <table:table-cell office:value-type="float" office:value="45.79" calcext:value-type="float">
            <text:p>45.79</text:p>
          </table:table-cell>
          <table:table-cell office:value-type="float" office:value="17.78" calcext:value-type="float">
            <text:p>17.78</text:p>
          </table:table-cell>
          <table:table-cell table:formula="of:=[.E29]/10" office:value-type="float" office:value="1.778" calcext:value-type="float">
            <text:p>1.778</text:p>
          </table:table-cell>
          <table:table-cell office:value-type="float" office:value="0.61" calcext:value-type="float">
            <text:p>0.61</text:p>
          </table:table-cell>
          <table:table-cell office:value-type="float" office:value="37.414" calcext:value-type="float">
            <text:p>37.414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6]-[.G29])/[.G26]*100" office:value-type="float" office:value="28.7383177570093" calcext:value-type="float">
            <text:p>28.738317757</text:p>
          </table:table-cell>
          <table:table-cell table:formula="of:=([.D29]-[.D26])/[.D26]*100" office:value-type="float" office:value="-1.63265306122449" calcext:value-type="float">
            <text:p>-1.6326530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ACARM</text:p>
          </table:table-cell>
          <table:table-cell office:value-type="float" office:value="47.23" calcext:value-type="float">
            <text:p>47.23</text:p>
          </table:table-cell>
          <table:table-cell office:value-type="float" office:value="45.94" calcext:value-type="float">
            <text:p>45.94</text:p>
          </table:table-cell>
          <table:table-cell office:value-type="float" office:value="16.21" calcext:value-type="float">
            <text:p>16.21</text:p>
          </table:table-cell>
          <table:table-cell table:formula="of:=[.E30]/10" office:value-type="float" office:value="1.621" calcext:value-type="float">
            <text:p>1.621</text:p>
          </table:table-cell>
          <table:table-cell office:value-type="float" office:value="0.69" calcext:value-type="float">
            <text:p>0.69</text:p>
          </table:table-cell>
          <table:table-cell office:value-type="float" office:value="37.414" calcext:value-type="float">
            <text:p>37.414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6]-[.G30])/[.G26]*100" office:value-type="float" office:value="19.392523364486" calcext:value-type="float">
            <text:p>19.3925233645</text:p>
          </table:table-cell>
          <table:table-cell table:formula="of:=([.D30]-[.D26])/[.D26]*100" office:value-type="float" office:value="-1.31041890440387" calcext:value-type="float">
            <text:p>-1.31041890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FLARES-0</text:p>
          </table:table-cell>
          <table:table-cell office:value-type="float" office:value="23.6" calcext:value-type="float">
            <text:p>23.6</text:p>
          </table:table-cell>
          <table:table-cell office:value-type="float" office:value="65.56" calcext:value-type="float">
            <text:p>65.56</text:p>
          </table:table-cell>
          <table:table-cell office:value-type="float" office:value="46.34" calcext:value-type="float">
            <text:p>46.34</text:p>
          </table:table-cell>
          <table:table-cell table:formula="of:=[.E31]/10" office:value-type="float" office:value="4.634" calcext:value-type="float">
            <text:p>4.634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table:formula="of:=([.G26]-[.G31])/[.G26]*100" office:value-type="float" office:value="61.4485981308411" calcext:value-type="float">
            <text:p>61.4485981308</text:p>
          </table:table-cell>
          <table:table-cell table:formula="of:=([.D31]-[.D26])/[.D26]*100" office:value-type="float" office:value="40.8378088077336" calcext:value-type="float">
            <text:p>40.8378088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FLARES-1</text:p>
          </table:table-cell>
          <table:table-cell office:value-type="float" office:value="45.15" calcext:value-type="float">
            <text:p>45.15</text:p>
          </table:table-cell>
          <table:table-cell office:value-type="float" office:value="48.47" calcext:value-type="float">
            <text:p>48.47</text:p>
          </table:table-cell>
          <table:table-cell office:value-type="float" office:value="20.1" calcext:value-type="float">
            <text:p>20.1</text:p>
          </table:table-cell>
          <table:table-cell table:formula="of:=[.E32]/10" office:value-type="float" office:value="2.01" calcext:value-type="float">
            <text:p>2.01</text:p>
          </table:table-cell>
          <table:table-cell office:value-type="float" office:value="0.46" calcext:value-type="float">
            <text:p>0.46</text:p>
          </table:table-cell>
          <table:table-cell table:number-columns-repeated="3"/>
          <table:table-cell table:formula="of:=([.G26]-[.G32])/[.G26]*100" office:value-type="float" office:value="46.2616822429906" calcext:value-type="float">
            <text:p>46.261682243</text:p>
          </table:table-cell>
          <table:table-cell table:formula="of:=([.D32]-[.D26])/[.D26]*100" office:value-type="float" office:value="4.12459720730398" calcext:value-type="float">
            <text:p>4.124597207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LAO</text:p>
          </table:table-cell>
          <table:table-cell office:value-type="float" office:value="93.265" calcext:value-type="float">
            <text:p>93.265</text:p>
          </table:table-cell>
          <table:table-cell office:value-type="float" office:value="90.45" calcext:value-type="float">
            <text:p>90.45</text:p>
          </table:table-cell>
          <table:table-cell office:value-type="float" office:value="26.5" calcext:value-type="float">
            <text:p>26.5</text:p>
          </table:table-cell>
          <table:table-cell table:formula="of:=[.E34]/10" office:value-type="float" office:value="2.65" calcext:value-type="float">
            <text:p>2.65</text:p>
          </table:table-cell>
          <table:table-cell office:value-type="float" office:value="7.12" calcext:value-type="float">
            <text:p>7.12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DET (MLOD)</text:p>
          </table:table-cell>
          <table:table-cell office:value-type="float" office:value="21" calcext:value-type="float">
            <text:p>21</text:p>
          </table:table-cell>
          <table:table-cell office:value-type="float" office:value="149.82" calcext:value-type="float">
            <text:p>149.82</text:p>
          </table:table-cell>
          <table:table-cell office:value-type="float" office:value="69.38" calcext:value-type="float">
            <text:p>69.38</text:p>
          </table:table-cell>
          <table:table-cell table:formula="of:=[.E35]/10" office:value-type="float" office:value="6.938" calcext:value-type="float">
            <text:p>6.938</text:p>
          </table:table-cell>
          <table:table-cell office:value-type="float" office:value="5.51" calcext:value-type="float">
            <text:p>5.51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34]-[.G35])/[.G34]*100" office:value-type="float" office:value="22.6123595505618" calcext:value-type="float">
            <text:p>22.6123595506</text:p>
          </table:table-cell>
          <table:table-cell table:formula="of:=([.D35]-[.D34])/[.D34]*100" office:value-type="float" office:value="65.6384742951907" calcext:value-type="float">
            <text:p>65.63847429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ALLD</text:p>
          </table:table-cell>
          <table:table-cell office:value-type="float" office:value="21" calcext:value-type="float">
            <text:p>21</text:p>
          </table:table-cell>
          <table:table-cell office:value-type="float" office:value="113.11" calcext:value-type="float">
            <text:p>113.11</text:p>
          </table:table-cell>
          <table:table-cell office:value-type="float" office:value="28.96" calcext:value-type="float">
            <text:p>28.96</text:p>
          </table:table-cell>
          <table:table-cell table:formula="of:=[.E36]/10" office:value-type="float" office:value="2.896" calcext:value-type="float">
            <text:p>2.896</text:p>
          </table:table-cell>
          <table:table-cell office:value-type="float" office:value="4.99" calcext:value-type="float">
            <text:p>4.99</text:p>
          </table:table-cell>
          <table:table-cell table:number-columns-repeated="3"/>
          <table:table-cell table:formula="of:=([.G34]-[.G36])/[.G34]*100" office:value-type="float" office:value="29.9157303370786" calcext:value-type="float">
            <text:p>29.9157303371</text:p>
          </table:table-cell>
          <table:table-cell table:formula="of:=([.D36]-[.D34])/[.D34]*100" office:value-type="float" office:value="25.0525152017689" calcext:value-type="float">
            <text:p>25.05251520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01RM</text:p>
          </table:table-cell>
          <table:table-cell office:value-type="float" office:value="93.26" calcext:value-type="float">
            <text:p>93.26</text:p>
          </table:table-cell>
          <table:table-cell office:value-type="float" office:value="93.24" calcext:value-type="float">
            <text:p>93.24</text:p>
          </table:table-cell>
          <table:table-cell office:value-type="float" office:value="25.15" calcext:value-type="float">
            <text:p>25.15</text:p>
          </table:table-cell>
          <table:table-cell table:formula="of:=[.E37]/10" office:value-type="float" office:value="2.515" calcext:value-type="float">
            <text:p>2.515</text:p>
          </table:table-cell>
          <table:table-cell office:value-type="float" office:value="3.91" calcext:value-type="float">
            <text:p>3.91</text:p>
          </table:table-cell>
          <table:table-cell office:value-type="float" office:value="37.478" calcext:value-type="float">
            <text:p>37.478</text:p>
          </table:table-cell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34]-[.G37])/[.G34]*100" office:value-type="float" office:value="45.0842696629213" calcext:value-type="float">
            <text:p>45.0842696629</text:p>
          </table:table-cell>
          <table:table-cell table:formula="of:=([.D37]-[.D34])/[.D34]*100" office:value-type="float" office:value="3.08457711442785" calcext:value-type="float">
            <text:p>3.08457711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ACARM</text:p>
          </table:table-cell>
          <table:table-cell office:value-type="float" office:value="93.265" calcext:value-type="float">
            <text:p>93.265</text:p>
          </table:table-cell>
          <table:table-cell office:value-type="float" office:value="90.8" calcext:value-type="float">
            <text:p>90.8</text:p>
          </table:table-cell>
          <table:table-cell office:value-type="float" office:value="24.51" calcext:value-type="float">
            <text:p>24.51</text:p>
          </table:table-cell>
          <table:table-cell table:formula="of:=[.E38]/10" office:value-type="float" office:value="2.451" calcext:value-type="float">
            <text:p>2.451</text:p>
          </table:table-cell>
          <table:table-cell office:value-type="float" office:value="3.98" calcext:value-type="float">
            <text:p>3.98</text:p>
          </table:table-cell>
          <table:table-cell office:value-type="float" office:value="37.478" calcext:value-type="float">
            <text:p>37.478</text:p>
          </table:table-cell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34]-[.G38])/[.G34]*100" office:value-type="float" office:value="44.1011235955056" calcext:value-type="float">
            <text:p>44.1011235955</text:p>
          </table:table-cell>
          <table:table-cell table:formula="of:=([.D38]-[.D34])/[.D34]*100" office:value-type="float" office:value="0.386954118297396" calcext:value-type="float">
            <text:p>0.38695411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FLARES-0</text:p>
          </table:table-cell>
          <table:table-cell office:value-type="float" office:value="46.82" calcext:value-type="float">
            <text:p>46.82</text:p>
          </table:table-cell>
          <table:table-cell office:value-type="float" office:value="142.77" calcext:value-type="float">
            <text:p>142.77</text:p>
          </table:table-cell>
          <table:table-cell office:value-type="float" office:value="78.07" calcext:value-type="float">
            <text:p>78.07</text:p>
          </table:table-cell>
          <table:table-cell table:formula="of:=[.E39]/10" office:value-type="float" office:value="7.807" calcext:value-type="float">
            <text:p>7.807</text:p>
          </table:table-cell>
          <table:table-cell office:value-type="float" office:value="2.05" calcext:value-type="float">
            <text:p>2.05</text:p>
          </table:table-cell>
          <table:table-cell table:number-columns-repeated="3"/>
          <table:table-cell table:formula="of:=([.G34]-[.G39])/[.G34]*100" office:value-type="float" office:value="71.2078651685393" calcext:value-type="float">
            <text:p>71.2078651685</text:p>
          </table:table-cell>
          <table:table-cell table:formula="of:=([.D39]-[.D34])/[.D34]*100" office:value-type="float" office:value="57.8441127694859" calcext:value-type="float">
            <text:p>57.84411276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FLARES-1</text:p>
          </table:table-cell>
          <table:table-cell office:value-type="float" office:value="89.98" calcext:value-type="float">
            <text:p>89.98</text:p>
          </table:table-cell>
          <table:table-cell office:value-type="float" office:value="92.95" calcext:value-type="float">
            <text:p>92.95</text:p>
          </table:table-cell>
          <table:table-cell office:value-type="float" office:value="28.02" calcext:value-type="float">
            <text:p>28.02</text:p>
          </table:table-cell>
          <table:table-cell table:formula="of:=[.E40]/10" office:value-type="float" office:value="2.802" calcext:value-type="float">
            <text:p>2.802</text:p>
          </table:table-cell>
          <table:table-cell office:value-type="float" office:value="3.82" calcext:value-type="float">
            <text:p>3.82</text:p>
          </table:table-cell>
          <table:table-cell table:number-columns-repeated="3"/>
          <table:table-cell table:formula="of:=([.G34]-[.G40])/[.G34]*100" office:value-type="float" office:value="46.3483146067416" calcext:value-type="float">
            <text:p>46.3483146067</text:p>
          </table:table-cell>
          <table:table-cell table:formula="of:=([.D40]-[.D34])/[.D34]*100" office:value-type="float" office:value="2.76395798783858" calcext:value-type="float">
            <text:p>2.76395798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LAO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88.32" calcext:value-type="float">
            <text:p>188.32</text:p>
          </table:table-cell>
          <table:table-cell office:value-type="float" office:value="46.69" calcext:value-type="float">
            <text:p>46.69</text:p>
          </table:table-cell>
          <table:table-cell table:formula="of:=[.E42]/10" office:value-type="float" office:value="4.669" calcext:value-type="float">
            <text:p>4.669</text:p>
          </table:table-cell>
          <table:table-cell office:value-type="float" office:value="79.28" calcext:value-type="float">
            <text:p>79.28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DET (MLOD)</text:p>
          </table:table-cell>
          <table:table-cell office:value-type="float" office:value="41" calcext:value-type="float">
            <text:p>41</text:p>
          </table:table-cell>
          <table:table-cell office:value-type="float" office:value="292.7" calcext:value-type="float">
            <text:p>292.7</text:p>
          </table:table-cell>
          <table:table-cell office:value-type="float" office:value="90.02" calcext:value-type="float">
            <text:p>90.02</text:p>
          </table:table-cell>
          <table:table-cell table:formula="of:=[.E43]/10" office:value-type="float" office:value="9.002" calcext:value-type="float">
            <text:p>9.002</text:p>
          </table:table-cell>
          <table:table-cell office:value-type="float" office:value="60.24" calcext:value-type="float">
            <text:p>60.24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42]-[.G43])/[.G42]*100" office:value-type="float" office:value="24.0161453077699" calcext:value-type="float">
            <text:p>24.0161453078</text:p>
          </table:table-cell>
          <table:table-cell table:formula="of:=([.D43]-[.C42])/[.C42]*100" office:value-type="float" office:value="61.220139573568" calcext:value-type="float">
            <text:p>61.22013957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ALLD</text:p>
          </table:table-cell>
          <table:table-cell office:value-type="float" office:value="41" calcext:value-type="float">
            <text:p>41</text:p>
          </table:table-cell>
          <table:table-cell office:value-type="float" office:value="227.5" calcext:value-type="float">
            <text:p>227.5</text:p>
          </table:table-cell>
          <table:table-cell office:value-type="float" office:value="43.3" calcext:value-type="float">
            <text:p>43.3</text:p>
          </table:table-cell>
          <table:table-cell table:formula="of:=[.E44]/10" office:value-type="float" office:value="4.33" calcext:value-type="float">
            <text:p>4.33</text:p>
          </table:table-cell>
          <table:table-cell office:value-type="float" office:value="65.32" calcext:value-type="float">
            <text:p>65.32</text:p>
          </table:table-cell>
          <table:table-cell table:number-columns-repeated="3"/>
          <table:table-cell table:formula="of:=([.G42]-[.G44])/[.G42]*100" office:value-type="float" office:value="17.6084762865792" calcext:value-type="float">
            <text:p>17.6084762866</text:p>
          </table:table-cell>
          <table:table-cell table:formula="of:=([.D44]-[.C42])/[.C42]*100" office:value-type="float" office:value="25.3077613699581" calcext:value-type="float">
            <text:p>25.30776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01RM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89.9" calcext:value-type="float">
            <text:p>189.9</text:p>
          </table:table-cell>
          <table:table-cell office:value-type="float" office:value="44.12" calcext:value-type="float">
            <text:p>44.12</text:p>
          </table:table-cell>
          <table:table-cell table:formula="of:=[.E45]/10" office:value-type="float" office:value="4.412" calcext:value-type="float">
            <text:p>4.412</text:p>
          </table:table-cell>
          <table:table-cell office:value-type="float" office:value="56.17" calcext:value-type="float">
            <text:p>56.17</text:p>
          </table:table-cell>
          <table:table-cell office:value-type="float" office:value="37.4946" calcext:value-type="float">
            <text:p>37.4946</text:p>
          </table:table-cell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42]-[.G45])/[.G42]*100" office:value-type="float" office:value="29.1498486377397" calcext:value-type="float">
            <text:p>29.1498486377</text:p>
          </table:table-cell>
          <table:table-cell table:formula="of:=([.D45]-[.C42])/[.C42]*100" office:value-type="float" office:value="4.59755553474743" calcext:value-type="float">
            <text:p>4.59755553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ACARM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81.45" calcext:value-type="float">
            <text:p>181.45</text:p>
          </table:table-cell>
          <table:table-cell office:value-type="float" office:value="37.75" calcext:value-type="float">
            <text:p>37.75</text:p>
          </table:table-cell>
          <table:table-cell table:formula="of:=[.E46]/10" office:value-type="float" office:value="3.775" calcext:value-type="float">
            <text:p>3.775</text:p>
          </table:table-cell>
          <table:table-cell office:value-type="float" office:value="56.91" calcext:value-type="float">
            <text:p>56.91</text:p>
          </table:table-cell>
          <table:table-cell office:value-type="float" office:value="37.4946" calcext:value-type="float">
            <text:p>37.4946</text:p>
          </table:table-cell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42]-[.G46])/[.G42]*100" office:value-type="float" office:value="28.2164480322906" calcext:value-type="float">
            <text:p>28.2164480323</text:p>
          </table:table-cell>
          <table:table-cell table:formula="of:=([.D46]-[.C42])/[.C42]*100" office:value-type="float" office:value="-0.0567327447081616" calcext:value-type="float">
            <text:p>-0.05673274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FLARES-0</text:p>
          </table:table-cell>
          <table:table-cell office:value-type="float" office:value="60.78" calcext:value-type="float">
            <text:p>60.78</text:p>
          </table:table-cell>
          <table:table-cell office:value-type="float" office:value="354.07" calcext:value-type="float">
            <text:p>354.07</text:p>
          </table:table-cell>
          <table:table-cell office:value-type="float" office:value="115.04" calcext:value-type="float">
            <text:p>115.04</text:p>
          </table:table-cell>
          <table:table-cell table:formula="of:=[.E47]/10" office:value-type="float" office:value="11.504" calcext:value-type="float">
            <text:p>11.504</text:p>
          </table:table-cell>
          <table:table-cell office:value-type="float" office:value="47.15" calcext:value-type="float">
            <text:p>47.15</text:p>
          </table:table-cell>
          <table:table-cell table:number-columns-repeated="3"/>
          <table:table-cell table:formula="of:=([.G42]-[.G47])/[.G42]*100" office:value-type="float" office:value="40.5272452068618" calcext:value-type="float">
            <text:p>40.5272452069</text:p>
          </table:table-cell>
          <table:table-cell table:formula="of:=([.D47]-[.C42])/[.C42]*100" office:value-type="float" office:value="95.0229409593893" calcext:value-type="float">
            <text:p>95.02294095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FLARES-1</text:p>
          </table:table-cell>
          <table:table-cell office:value-type="float" office:value="178.855" calcext:value-type="float">
            <text:p>178.855</text:p>
          </table:table-cell>
          <table:table-cell office:value-type="float" office:value="185.08" calcext:value-type="float">
            <text:p>185.08</text:p>
          </table:table-cell>
          <table:table-cell office:value-type="float" office:value="43.08" calcext:value-type="float">
            <text:p>43.08</text:p>
          </table:table-cell>
          <table:table-cell table:formula="of:=[.E48]/10" office:value-type="float" office:value="4.308" calcext:value-type="float">
            <text:p>4.308</text:p>
          </table:table-cell>
          <table:table-cell office:value-type="float" office:value="53.38" calcext:value-type="float">
            <text:p>53.38</text:p>
          </table:table-cell>
          <table:table-cell table:number-columns-repeated="3"/>
          <table:table-cell table:formula="of:=([.G42]-[.G48])/[.G42]*100" office:value-type="float" office:value="32.6690211907164" calcext:value-type="float">
            <text:p>32.6690211907</text:p>
          </table:table-cell>
          <table:table-cell table:formula="of:=([.D48]-[.C42])/[.C42]*100" office:value-type="float" office:value="1.94268340374437" calcext:value-type="float">
            <text:p>1.9426834037</text:p>
          </table:table-cell>
          <table:table-cell table:number-columns-repeated="101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1:17:51.930465399</meta:creation-date>
    <dc:date>2018-05-04T14:45:22.568798545</dc:date>
    <meta:editing-duration>PT3H26M25S</meta:editing-duration>
    <meta:editing-cycles>24</meta:editing-cycles>
    <meta:generator>LibreOffice/4.2.8.2$Linux_X86_64 LibreOffice_project/420m0$Build-2</meta:generator>
    <meta:document-statistic meta:table-count="1" meta:cell-count="436" meta:object-count="0"/>
  </office:meta>
</office:document-meta>
</file>